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68cm" fo:min-width="2.734cm"/>
    </style:style>
    <style:style style:name="gr2" style:family="graphic" style:parent-style-name="standard">
      <style:graphic-properties draw:textarea-horizontal-align="justify" draw:textarea-vertical-align="middle" draw:auto-grow-height="false" fo:min-height="3.179cm" fo:min-width="5.342cm"/>
    </style:style>
    <style:style style:name="gr3" style:family="graphic" style:parent-style-name="standard">
      <style:graphic-properties draw:textarea-horizontal-align="justify" draw:textarea-vertical-align="middle" draw:auto-grow-height="false" fo:min-height="8.894cm" fo:min-width="9.787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147cm" fo:min-width="7.374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3.31cm"/>
    </style:style>
    <style:style style:name="gr6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72bf4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aaad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ef413d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106cm" svg:stroke-color="#00aaad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72bf4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fo:min-height="3.38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5.334cm" fo:min-width="6.903cm"/>
    </style:style>
    <style:style style:name="gr17" style:family="graphic" style:parent-style-name="standard">
      <style:graphic-properties draw:textarea-horizontal-align="justify" draw:textarea-vertical-align="middle" draw:auto-grow-height="false" fo:min-height="12.319cm" fo:min-width="6.903cm"/>
    </style:style>
    <style:style style:name="gr18" style:family="graphic" style:parent-style-name="standard">
      <style:graphic-properties draw:textarea-horizontal-align="justify" draw:textarea-vertical-align="middle" draw:auto-grow-height="false" fo:min-height="9.144cm" fo:min-width="6.903cm"/>
    </style:style>
    <style:style style:name="gr19" style:family="graphic" style:parent-style-name="standard">
      <style:graphic-properties draw:stroke="none" svg:stroke-color="#000000" draw:fill="none" draw:fill-color="#ffffff" fo:min-height="2.628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0.939cm" fo:min-width="6.903cm"/>
    </style:style>
    <style:style style:name="gr21" style:family="graphic" style:parent-style-name="standard">
      <style:graphic-properties draw:textarea-horizontal-align="justify" draw:textarea-vertical-align="middle" draw:auto-grow-height="false" fo:min-height="5.588cm" fo:min-width="6.903cm"/>
    </style:style>
    <style:style style:name="gr22" style:family="graphic" style:parent-style-name="standard">
      <style:graphic-properties draw:fill-color="#e0efd4" draw:textarea-horizontal-align="justify" draw:textarea-vertical-align="middle" draw:auto-grow-height="false" fo:min-height="2.971cm" fo:min-width="6.903cm"/>
    </style:style>
    <style:style style:name="gr23" style:family="graphic" style:parent-style-name="standard">
      <style:graphic-properties draw:fill-color="#e0efd4" draw:textarea-horizontal-align="justify" draw:textarea-vertical-align="middle" draw:auto-grow-height="false" fo:min-height="1.274cm" fo:min-width="6.903cm"/>
    </style:style>
    <style:style style:name="gr24" style:family="graphic" style:parent-style-name="standard">
      <style:graphic-properties draw:fill-color="#e0efd4" draw:textarea-horizontal-align="justify" draw:textarea-vertical-align="middle" draw:auto-grow-height="false" fo:min-height="1.909cm" fo:min-width="6.903cm"/>
    </style:style>
    <style:style style:name="gr25" style:family="graphic" style:parent-style-name="standard">
      <style:graphic-properties draw:fill-color="#e0efd4" draw:textarea-horizontal-align="justify" draw:textarea-vertical-align="middle" draw:auto-grow-height="false" fo:min-height="0.893cm" fo:min-width="6.903cm"/>
    </style:style>
    <style:style style:name="gr26" style:family="graphic" style:parent-style-name="standard">
      <style:graphic-properties draw:fill-color="#fdb94d" draw:textarea-horizontal-align="justify" draw:textarea-vertical-align="middle" draw:auto-grow-height="false" fo:min-height="6.481cm" fo:min-width="6.903cm"/>
    </style:style>
    <style:style style:name="gr27" style:family="graphic" style:parent-style-name="standard">
      <style:graphic-properties draw:fill-color="#fdb94d" draw:textarea-horizontal-align="justify" draw:textarea-vertical-align="middle" draw:auto-grow-height="false" fo:min-height="0.939cm" fo:min-width="6.903cm"/>
    </style:style>
    <style:style style:name="gr28" style:family="graphic" style:parent-style-name="standard">
      <style:graphic-properties draw:fill-color="#fdb94d" draw:textarea-horizontal-align="justify" draw:textarea-vertical-align="middle" draw:auto-grow-height="false" fo:min-height="8.94cm" fo:min-width="6.903cm"/>
    </style:style>
    <style:style style:name="gr29" style:family="graphic" style:parent-style-name="standard">
      <style:graphic-properties draw:fill-color="#fdb94d" draw:textarea-horizontal-align="justify" draw:textarea-vertical-align="middle" draw:auto-grow-height="false" fo:min-height="3.306cm" fo:min-width="6.903cm"/>
    </style:style>
    <style:style style:name="gr30" style:family="graphic" style:parent-style-name="standard">
      <style:graphic-properties draw:textarea-horizontal-align="justify" draw:textarea-vertical-align="middle" draw:auto-grow-height="false" fo:min-height="3.937cm" fo:min-width="6.903cm"/>
    </style:style>
    <style:style style:name="gr31" style:family="graphic" style:parent-style-name="standard">
      <style:graphic-properties draw:fill-color="#e0efd4" draw:textarea-horizontal-align="justify" draw:textarea-vertical-align="middle" draw:auto-grow-height="false" fo:min-height="2.798cm" fo:min-width="6.903cm"/>
    </style:style>
    <style:style style:name="gr32" style:family="graphic" style:parent-style-name="standard">
      <style:graphic-properties draw:stroke="none" svg:stroke-color="#000000" draw:fill="none" draw:fill-color="#ffffff" fo:min-height="0.893cm"/>
    </style:style>
    <style:style style:name="gr3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draw:stroke="dash" draw:stroke-dash="Fine_20_Dashe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textarea-horizontal-align="justify" draw:textarea-vertical-align="middle" draw:auto-grow-height="false" fo:min-height="12.45cm" fo:min-width="6.903cm"/>
    </style:style>
    <style:style style:name="gr36" style:family="graphic" style:parent-style-name="standard">
      <style:graphic-properties draw:fill-color="#fdb94d" draw:textarea-horizontal-align="justify" draw:textarea-vertical-align="middle" draw:auto-grow-height="false" fo:min-height="8.136cm" fo:min-width="6.903cm"/>
    </style:style>
    <style:style style:name="gr37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8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000000"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size="80pt" style:font-size-asian="80pt" style:font-size-complex="80pt"/>
    </style:style>
    <style:style style:name="P13" style:family="paragraph">
      <loext:graphic-properties draw:fill="none" draw:fill-color="#ffffff"/>
      <style:text-properties fo:font-size="80pt" style:font-size-asian="80pt" style:font-size-complex="80pt"/>
    </style:style>
    <style:style style:name="P14" style:family="paragraph">
      <style:paragraph-properties style:text-autospace="none"/>
      <style:text-properties fo:font-size="14pt" style:font-size-asian="14pt" style:font-size-complex="14pt"/>
    </style:style>
    <style:style style:name="P15" style:family="paragraph">
      <loext:graphic-properties draw:fill-color="#e0efd4"/>
      <style:paragraph-properties fo:text-align="center" style:text-autospace="none"/>
      <style:text-properties fo:font-size="14pt" style:font-size-asian="14pt" style:font-size-complex="14pt"/>
    </style:style>
    <style:style style:name="P16" style:family="paragraph">
      <style:paragraph-properties style:text-autospace="none"/>
      <style:text-properties fo:font-size="15pt" style:font-size-asian="15pt" style:font-size-complex="15pt"/>
    </style:style>
    <style:style style:name="P17" style:family="paragraph">
      <loext:graphic-properties draw:fill-color="#e0efd4"/>
      <style:paragraph-properties fo:text-align="center" style:text-autospace="none"/>
      <style:text-properties fo:font-size="15pt" style:font-size-asian="15pt" style:font-size-complex="15pt"/>
    </style:style>
    <style:style style:name="P18" style:family="paragraph">
      <loext:graphic-properties draw:fill-color="#e0efd4"/>
      <style:paragraph-properties fo:text-align="start"/>
    </style:style>
    <style:style style:name="P19" style:family="paragraph">
      <style:paragraph-properties style:text-autospace="none"/>
      <style:text-properties fo:color="#9876aa" style:font-name="DejaVu Sans Mono" fo:font-size="18pt" style:font-name-asian="DejaVu Sans Mono" style:font-size-asian="18pt" style:font-name-complex="DejaVu Sans Mono" style:font-size-complex="18pt"/>
    </style:style>
    <style:style style:name="P20" style:family="paragraph">
      <loext:graphic-properties draw:fill-color="#e0efd4"/>
      <style:paragraph-properties fo:text-align="center" style:text-autospace="none"/>
      <style:text-properties fo:color="#9876aa" style:font-name="DejaVu Sans Mono" fo:font-size="18pt" style:font-name-asian="DejaVu Sans Mono" style:font-size-asian="18pt" style:font-name-complex="DejaVu Sans Mono" style:font-size-complex="18pt"/>
    </style:style>
    <style:style style:name="P21" style:family="paragraph">
      <style:paragraph-properties style:text-autospace="none"/>
      <style:text-properties fo:font-size="18pt" style:font-size-asian="18pt" style:font-size-complex="18pt"/>
    </style:style>
    <style:style style:name="P22" style:family="paragraph">
      <style:paragraph-properties style:text-autospace="none"/>
    </style:style>
    <style:style style:name="P23" style:family="paragraph">
      <loext:graphic-properties draw:fill-color="#fdb94d"/>
      <style:paragraph-properties fo:text-align="center" style:text-autospace="none"/>
      <style:text-properties fo:font-size="18pt" style:font-size-asian="18pt" style:font-size-complex="18pt"/>
    </style:style>
    <style:style style:name="P24" style:family="paragraph">
      <style:paragraph-properties style:text-autospace="none"/>
      <style:text-properties fo:color="#000000" style:font-name="DejaVu Sans Mono" fo:font-size="20pt" style:font-name-asian="DejaVu Sans Mono" style:font-size-asian="20pt" style:font-name-complex="DejaVu Sans Mono" style:font-size-complex="20pt"/>
    </style:style>
    <style:style style:name="P25" style:family="paragraph">
      <loext:graphic-properties draw:fill-color="#fdb94d"/>
      <style:paragraph-properties fo:text-align="center"/>
      <style:text-properties fo:color="#000000" fo:font-size="20pt" style:font-size-asian="20pt" style:font-size-complex="20pt"/>
    </style:style>
    <style:style style:name="P26" style:family="paragraph">
      <loext:graphic-properties draw:fill-color="#fdb94d"/>
      <style:paragraph-properties fo:text-align="center" style:text-autospace="none"/>
      <style:text-properties fo:color="#000000" fo:font-size="18pt" style:font-size-asian="18pt" style:font-size-complex="18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text-properties fo:font-size="28pt" style:font-size-asian="28pt" style:font-size-complex="28pt"/>
    </style:style>
    <style:style style:name="P29" style:family="paragraph">
      <loext:graphic-properties draw:fill-color="#e0efd4"/>
      <style:paragraph-properties fo:text-align="center" style:text-autospace="none"/>
      <style:text-properties fo:font-size="18pt" style:font-size-asian="18pt" style:font-size-complex="18pt"/>
    </style:style>
    <style:style style:name="P30" style:family="paragraph">
      <style:paragraph-properties style:text-autospace="none"/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P31" style:family="paragraph">
      <loext:graphic-properties draw:fill-color="#fdb94d"/>
      <style:paragraph-properties fo:text-align="center" style:text-autospace="none"/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variant="normal" fo:text-transform="none" fo:color="#9876aa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c7832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876aa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c7832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9876aa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20f71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b511a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b511a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style-asian="normal" style:font-weight-asian="normal" style:font-name-complex="DejaVu Sa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07927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7832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286cm" svg:x="19.288cm" svg:y="2.397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842cm" svg:height="3.429cm" svg:x="18.526cm" svg:y="10.779cm">
          <text:p text:style-name="P1"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287cm" svg:height="9.144cm" svg:x="3.794cm" svg:y="18.018cm">
          <text:p text:style-name="P4">P</text:p>
          <text:p text:style-name="P4">A</text:p>
          <text:p text:style-name="P4">G</text:p>
          <text:p text:style-name="P4">E</text:p>
          <text:p text:style-name="P4"><text:s/></text:p>
          <text:p text:style-name="P4">S</text:p>
          <text:p text:style-name="P4">E</text:p>
          <text:p text:style-name="P4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7.874cm" svg:height="1.397cm" svg:x="5.953cm" svg:y="20.177cm">
          <text:p text:style-name="P1">Boss Home Page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7.874cm" svg:height="1.397cm" svg:x="5.953cm" svg:y="21.828cm">
          <text:p text:style-name="P1">Login Page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7.874cm" svg:height="1.397cm" svg:x="5.953cm" svg:y="23.479cm">
          <text:p text:style-name="P1">View Page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7.874cm" svg:height="1.397cm" svg:x="5.953cm" svg:y="18.526cm">
          <text:p text:style-name="P1">Administrator Home Page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7.874cm" svg:height="1.397cm" svg:x="5.953cm" svg:y="25.13cm">
          <text:p text:style-name="P1">Edit 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3.429cm" svg:x="30.972cm" svg:y="10.906cm">
          <text:p text:style-name="P1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3.429cm" svg:x="6.207cm" svg:y="10.906cm">
          <text:p text:style-name="P1"><text:span text:style-name="T2">GUI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4.191cm" svg:x="19.288cm" svg:y="17.764cm">
          <text:p text:style-name="P1">User </text:p>
          <text:p text:style-name="P1">Info 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4.191cm" svg:x="31.988cm" svg:y="17.764cm">
          <text:p text:style-name="P1">User </text:p>
          <text:p text:style-name="P1">DataBase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1.574cm" svg:y1="4.683cm" svg:x2="21.574cm" svg:y2="10.906cm">
          <text:p/>
        </draw:line>
        <draw:line draw:style-name="gr7" draw:text-style-name="P7" draw:layer="layout" svg:x1="30.972cm" svg:y1="11.541cm" svg:x2="24.368cm" svg:y2="11.541cm">
          <text:p/>
        </draw:line>
        <draw:line draw:style-name="gr7" draw:text-style-name="P7" draw:layer="layout" svg:x1="18.653cm" svg:y1="11.541cm" svg:x2="12.049cm" svg:y2="11.541cm">
          <text:p/>
        </draw:line>
        <draw:line draw:style-name="gr8" draw:text-style-name="P7" draw:layer="layout" svg:x1="24.495cm" svg:y1="13.319cm" svg:x2="31.099cm" svg:y2="13.319cm">
          <text:p/>
        </draw:line>
        <draw:line draw:style-name="gr8" draw:text-style-name="P7" draw:layer="layout" svg:x1="12.049cm" svg:y1="13.319cm" svg:x2="18.653cm" svg:y2="13.319cm">
          <text:p/>
        </draw:line>
        <draw:line draw:style-name="gr7" draw:text-style-name="P7" draw:layer="layout" svg:x1="7.477cm" svg:y1="14.462cm" svg:x2="7.477cm" svg:y2="18.018cm">
          <text:p/>
        </draw:line>
        <draw:line draw:style-name="gr8" draw:text-style-name="P7" draw:layer="layout" svg:x1="32.75cm" svg:y1="14.335cm" svg:x2="32.75cm" svg:y2="17.891cm">
          <text:p/>
        </draw:line>
        <draw:line draw:style-name="gr9" draw:text-style-name="P7" draw:layer="layout" svg:x1="19.923cm" svg:y1="14.208cm" svg:x2="19.923cm" svg:y2="17.764cm">
          <text:p/>
        </draw:line>
        <draw:line draw:style-name="gr8" draw:text-style-name="P7" draw:layer="layout" svg:x1="10.525cm" svg:y1="17.891cm" svg:x2="10.525cm" svg:y2="14.208cm">
          <text:p/>
        </draw:line>
        <draw:line draw:style-name="gr7" draw:text-style-name="P7" draw:layer="layout" svg:x1="35.163cm" svg:y1="17.891cm" svg:x2="35.163cm" svg:y2="14.208cm">
          <text:p/>
        </draw:line>
        <draw:line draw:style-name="gr9" draw:text-style-name="P7" draw:layer="layout" svg:x1="22.463cm" svg:y1="17.764cm" svg:x2="22.463cm" svg:y2="14.081cm">
          <text:p/>
        </draw:line>
        <draw:line draw:style-name="gr10" draw:text-style-name="P7" draw:layer="layout" svg:x1="7.604cm" svg:y1="3.921cm" svg:x2="12.811cm" svg:y2="3.921cm">
          <text:p text:style-name="P1">SQL</text:p>
          <text:p text:style-name="P1"/>
        </draw:line>
        <draw:line draw:style-name="gr11" draw:text-style-name="P7" draw:layer="layout" svg:x1="7.604cm" svg:y1="2.964cm" svg:x2="12.811cm" svg:y2="2.964cm">
          <text:p text:style-name="P1">APP Flow</text:p>
          <text:p text:style-name="P1"/>
        </draw:line>
        <draw:line draw:style-name="gr12" draw:text-style-name="P9" draw:layer="layout" svg:x1="7.604cm" svg:y1="5.064cm" svg:x2="12.811cm" svg:y2="5.064cm">
          <text:p text:style-name="P8">Data Result</text:p>
          <text:p text:style-name="P8"/>
        </draw:line>
        <draw:frame draw:style-name="gr13" draw:text-style-name="P11" draw:layer="layout" svg:width="9.271cm" svg:height="3.637cm" svg:x="30.591cm" svg:y="3.159cm">
          <draw:text-box>
            <text:p text:style-name="P10"><text:span text:style-name="T3">调用关系</text:span><text:span text:style-name="T3">图</text:span></text:p>
          </draw:text-box>
        </draw:frame>
        <draw:line draw:style-name="gr14" draw:text-style-name="P7" xml:id="id1" draw:id="id1" draw:layer="layout" svg:x1="3.794cm" svg:y1="22.717cm" svg:x2="4.937cm" svg:y2="22.717cm">
          <text:p/>
        </draw:line>
        <draw:connector draw:style-name="gr15" draw:text-style-name="P7" draw:layer="layout" svg:x1="4.937cm" svg:y1="22.717cm" svg:x2="5.953cm" svg:y2="19.224cm" draw:start-shape="id1" draw:start-glue-point="1" draw:end-shape="id2" draw:end-glue-point="3" svg:d="M4937 22717h508v-3493h508" svg:viewBox="0 0 1017 3494">
          <text:p/>
        </draw:connector>
        <draw:connector draw:style-name="gr15" draw:text-style-name="P7" draw:layer="layout" svg:x1="4.937cm" svg:y1="22.717cm" svg:x2="5.953cm" svg:y2="20.875cm" draw:start-shape="id1" draw:start-glue-point="1" draw:end-shape="id3" draw:end-glue-point="3" svg:d="M4937 22717h508v-1842h508" svg:viewBox="0 0 1017 1843">
          <text:p/>
        </draw:connector>
        <draw:connector draw:style-name="gr15" draw:text-style-name="P7" xml:id="id6" draw:id="id6" draw:layer="layout" svg:x1="4.937cm" svg:y1="22.717cm" svg:x2="5.953cm" svg:y2="22.526cm" draw:start-shape="id1" draw:start-glue-point="1" draw:end-shape="id4" draw:end-glue-point="3" svg:d="M4937 22717h508v-191h508" svg:viewBox="0 0 1017 192">
          <text:p/>
        </draw:connector>
        <draw:connector draw:style-name="gr15" draw:text-style-name="P7" draw:layer="layout" svg:x1="4.937cm" svg:y1="22.717cm" svg:x2="5.953cm" svg:y2="25.828cm" draw:start-shape="id1" draw:start-glue-point="1" draw:end-shape="id5" svg:d="M4937 22717h508v3111h508" svg:viewBox="0 0 1017 3112">
          <text:p/>
        </draw:connector>
        <draw:connector draw:style-name="gr15" draw:text-style-name="P7" draw:layer="layout" svg:x1="5.445cm" svg:y1="22.621cm" svg:x2="5.953cm" svg:y2="24.177cm" draw:start-shape="id6" draw:start-glue-point="0" draw:end-shape="id7" draw:end-glue-point="3" svg:d="M5445 22621v1556h508" svg:viewBox="0 0 509 1557">
          <text:p/>
        </draw:connector>
      </draw:page>
      <draw:page draw:name="page2" draw:style-name="dp1" draw:master-page-name="Default">
        <draw:custom-shape draw:style-name="gr16" draw:text-style-name="P1" draw:layer="layout" svg:width="7.403cm" svg:height="5.584cm" svg:x="1.849cm" svg:y="7.4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403cm" svg:height="12.569cm" svg:x="32.84cm" svg:y="2.2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16" draw:id="id16" draw:layer="layout" svg:width="7.403cm" svg:height="9.394cm" svg:x="23.494cm" svg:y="5.445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6.65cm" svg:height="3.075cm" svg:x="33.131cm" svg:y="23.987cm">
          <draw:text-box>
            <text:p text:style-name="P12"><text:span text:style-name="T4">类图</text:span></text:p>
          </draw:text-box>
        </draw:frame>
        <draw:custom-shape draw:style-name="gr20" draw:text-style-name="P5" draw:layer="layout" svg:width="7.403cm" svg:height="1.189cm" svg:x="23.494cm" svg:y="5.44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403cm" svg:height="1.189cm" svg:x="32.84cm" svg:y="2.274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403cm" svg:height="1.189cm" svg:x="1.849cm" svg:y="7.481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403cm" svg:height="5.838cm" svg:x="1.809cm" svg:y="18.022cm"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5" xml:id="id12" draw:id="id12" draw:layer="layout" svg:width="7.403cm" svg:height="1.189cm" svg:x="1.812cm" svg:y="18.018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2" draw:text-style-name="P15" xml:id="id15" draw:id="id15" draw:layer="layout" svg:width="7.403cm" svg:height="3.221cm" svg:x="1.852cm" svg:y="8.62cm">
          <text:p text:style-name="P14"><text:span text:style-name="T5">login_page</text:span><text:span text:style-name="T6">;</text:span><text:span text:style-name="T6"><text:line-break/></text:span><text:span text:style-name="T5">edit_page</text:span><text:span text:style-name="T6">;</text:span><text:span text:style-name="T6"><text:line-break/></text:span><text:span text:style-name="T5">view_page</text:span><text:span text:style-name="T6">;</text:span><text:span text:style-name="T6"><text:line-break/></text:span><text:span text:style-name="T5">administrator_home_page</text:span><text:span text:style-name="T6">;</text:span><text:span text:style-name="T6"><text:line-break/></text:span><text:span text:style-name="T5">boss_home_page</text:span><text:span text:style-name="T6">;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7.403cm" svg:height="1.524cm" svg:x="23.479cm" svg:y="6.576cm">
          <text:p text:style-name="P16"><text:span text:style-name="T7">UserID</text:span><text:span text:style-name="T8">;</text:span></text:p>
          <text:p text:style-name="P16"><text:span text:style-name="T9">Vector&lt;Database&gt;</text:span><text:span text:style-name="T7">D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8" draw:id="id18" draw:layer="layout" svg:width="7.403cm" svg:height="2.159cm" svg:x="32.84cm" svg:y="3.413cm">
          <text:p text:style-name="P4"><text:span text:style-name="T7">s</text:span><text:span text:style-name="T7">q</text:span><text:span text:style-name="T7">l</text:span><text:span text:style-name="T7">c</text:span><text:span text:style-name="T7">o</text:span><text:span text:style-name="T7">n</text:span><text:span text:style-name="T7">t</text:span><text:span text:style-name="T7">i</text:span><text:span text:style-name="T7">o</text:span><text:span text:style-name="T7">n</text:span><text:span text:style-name="T8">;</text:span><text:span text:style-name="T8"><text:line-break/></text:span><text:span text:style-name="T7">s</text:span><text:span text:style-name="T7">q</text:span><text:span text:style-name="T7">l</text:span><text:span text:style-name="T7">s</text:span><text:span text:style-name="T7">t</text:span><text:span text:style-name="T7">a</text:span><text:span text:style-name="T7">t</text:span><text:span text:style-name="T7">m</text:span><text:span text:style-name="T7">e</text:span><text:span text:style-name="T7">n</text:span><text:span text:style-name="T7">t</text:span><text:span text:style-name="T8">;</text:span><text:span text:style-name="T8"><text:line-break/></text:span><text:span text:style-name="T7">q</text:span><text:span text:style-name="T7">u</text:span><text:span text:style-name="T7">e</text:span><text:span text:style-name="T7">r</text:span><text:span text:style-name="T7">y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8">;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7.403cm" svg:height="1.143cm" svg:x="1.812cm" svg:y="19.161cm">
          <text:p text:style-name="P19"><text:span text:style-name="T10">frame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403cm" svg:height="6.731cm" svg:x="23.569cm" svg:y="8.112cm">
          <text:p text:style-name="P21"><text:span text:style-name="T11">Public Login</text:span></text:p>
          <text:p text:style-name="P21"><text:span text:style-name="T11">(</text:span><text:span text:style-name="T12">String Username,</text:span></text:p>
          <text:p text:style-name="P21"><text:span text:style-name="T12">String Passwd)</text:span></text:p>
          <text:p text:style-name="P21"><text:span text:style-name="T12"/></text:p>
          <text:p text:style-name="P22"><text:span text:style-name="T11">Private</text:span></text:p>
          <text:p text:style-name="P22"><text:span text:style-name="T11">ConnectUserDatabas</text:span><text:span text:style-name="T11">e</text:span></text:p>
          <text:p text:style-name="P22"><text:span text:style-name="T12">(String Username,</text:span></text:p>
          <text:p text:style-name="P22"><text:span text:style-name="T12">String Passwd</text:span><text:span text:style-name="T13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xml:id="id11" draw:id="id11" draw:layer="layout" svg:width="7.403cm" svg:height="1.189cm" svg:x="1.852cm" svg:y="11.795cm">
          <text:p text:style-name="P24"><text:span text:style-name="T14">Public </text:span><text:span text:style-name="T14">Guifun()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13" draw:id="id13" draw:layer="layout" svg:width="7.403cm" svg:height="9.19cm" svg:x="32.84cm" svg:y="5.572cm">
          <text:p text:style-name="P21"><text:span text:style-name="T11">private</text:span><text:span text:style-name="T15"> </text:span></text:p>
          <text:p text:style-name="P21"><text:span text:style-name="T16">void </text:span><text:span text:style-name="T16">conntect</text:span></text:p>
          <text:p text:style-name="P21"><text:span text:style-name="T16">(String </text:span><text:span text:style-name="T16">driverna</text:span><text:span text:style-name="T16">me,</text:span></text:p>
          <text:p text:style-name="P21"><text:span text:style-name="T16">String </text:span><text:span text:style-name="T16">url,</text:span></text:p>
          <text:p text:style-name="P21"><text:span text:style-name="T16">String </text:span><text:span text:style-name="T16">Username</text:span><text:span text:style-name="T16">,</text:span></text:p>
          <text:p text:style-name="P21"><text:span text:style-name="T16">String </text:span><text:span text:style-name="T16">Passwd)</text:span></text:p>
          <text:p text:style-name="P22"><text:span text:style-name="T17"/></text:p>
          <text:p text:style-name="P22"><text:span text:style-name="T11">StringBu</text:span><text:span text:style-name="T11">ffer </text:span></text:p>
          <text:p text:style-name="P22"><text:span text:style-name="T11">Construc</text:span><text:span text:style-name="T11">tSql</text:span></text:p>
          <text:p text:style-name="P22"><text:span text:style-name="T16">(Type.Co</text:span><text:span text:style-name="T16">mmand </text:span><text:span text:style-name="T16">cmd)</text:span></text:p>
          <text:p text:style-name="P22"><text:span text:style-name="T16"/></text:p>
          <text:p text:style-name="P22"><text:span text:style-name="T11">void </text:span><text:span text:style-name="T11">Database</text:span><text:span text:style-name="T11">Fun</text:span><text:span text:style-name="T16">()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9" draw:id="id9" draw:layer="layout" svg:width="7.403cm" svg:height="3.556cm" svg:x="1.812cm" svg:y="20.304cm">
          <text:p text:style-name="P22"><text:span text:style-name="T11">Type.Command </text:span></text:p>
          <text:p text:style-name="P22"><text:span text:style-name="T11">PageMainFun</text:span></text:p>
          <text:p text:style-name="P22"><text:span text:style-name="T16">(ResultSet in,</text:span></text:p>
          <text:p text:style-name="P22"><text:span text:style-name="T16">StringBuffer out)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7.403cm" svg:height="4.187cm" svg:x="13.153cm" svg:y="22.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403cm" svg:height="1.189cm" svg:x="13.156cm" svg:y="22.336cm">
          <text:p text:style-name="P1">Login Page</text:p>
          <draw:enhanced-geometry svg:viewBox="0 0 21600 21600" draw:type="rectangle" draw:enhanced-path="M 0 0 L 21600 0 21600 21600 0 21600 0 0 Z N"/>
        </draw:custom-shape>
        <draw:custom-shape draw:style-name="gr31" draw:text-style-name="P20" xml:id="id10" draw:id="id10" draw:layer="layout" svg:width="7.403cm" svg:height="3.048cm" svg:x="13.156cm" svg:y="23.479cm">
          <text:p text:style-name="P21"><text:span text:style-name="T17">JTable </text:span><text:span text:style-name="T10">table</text:span><text:span text:style-name="T18"><text:line-break/></text:span><text:span text:style-name="T17">JPanel </text:span><text:span text:style-name="T10">panel</text:span><text:span text:style-name="T18"><text:line-break/></text:span><text:span text:style-name="T17">JComboBox </text:span><text:span text:style-name="T10">combo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7.403cm" svg:height="4.187cm" svg:x="13.152cm" svg:y="17.6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403cm" svg:height="1.189cm" svg:x="13.155cm" svg:y="17.637cm">
          <text:p text:style-name="P1">Administrator Home Page</text:p>
          <draw:enhanced-geometry svg:viewBox="0 0 21600 21600" draw:type="rectangle" draw:enhanced-path="M 0 0 L 21600 0 21600 21600 0 21600 0 0 Z N"/>
        </draw:custom-shape>
        <draw:custom-shape draw:style-name="gr31" draw:text-style-name="P20" xml:id="id8" draw:id="id8" draw:layer="layout" svg:width="7.403cm" svg:height="3.048cm" svg:x="13.155cm" svg:y="18.78cm">
          <text:p text:style-name="P21"><text:span text:style-name="T17">JTable </text:span><text:span text:style-name="T10">table</text:span><text:span text:style-name="T18"><text:line-break/></text:span><text:span text:style-name="T17">JPanel </text:span><text:span text:style-name="T10">panel</text:span><text:span text:style-name="T18"><text:line-break/></text:span><text:span text:style-name="T17">JComboBox </text:span><text:span text:style-name="T10">combo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7.493cm" svg:height="1.352cm" svg:x="15.519cm" svg:y="27.289cm">
          <draw:text-box>
            <text:p text:style-name="P27"><text:span text:style-name="T19">…</text:span><text:span text:style-name="T19">...</text:span></text:p>
          </draw:text-box>
        </draw:frame>
        <draw:connector draw:style-name="gr33" draw:text-style-name="P7" draw:layer="layout" draw:type="line" svg:x1="13.155cm" svg:y1="20.304cm" svg:x2="9.215cm" svg:y2="22.082cm" draw:start-shape="id8" draw:start-glue-point="3" draw:end-shape="id9" svg:d="M13155 20304l-3940 1778" svg:viewBox="0 0 3941 1779">
          <text:p/>
        </draw:connector>
        <draw:connector draw:style-name="gr33" draw:text-style-name="P7" draw:layer="layout" draw:type="line" svg:x1="13.156cm" svg:y1="25.003cm" svg:x2="9.215cm" svg:y2="22.082cm" draw:start-shape="id10" draw:start-glue-point="3" draw:end-shape="id9" draw:end-glue-point="1" svg:d="M13156 25003l-3941-2921" svg:viewBox="0 0 3942 2922">
          <text:p/>
        </draw:connector>
        <draw:connector draw:style-name="gr34" draw:text-style-name="P7" draw:layer="layout" draw:type="line" svg:x1="5.553cm" svg:y1="12.984cm" svg:x2="5.513cm" svg:y2="18.018cm" draw:start-shape="id11" draw:start-glue-point="2" draw:end-shape="id12" svg:d="M5553 12984l-40 5034" svg:viewBox="0 0 41 5035">
          <text:p/>
        </draw:connector>
        <draw:connector draw:style-name="gr34" draw:text-style-name="P7" draw:layer="layout" draw:type="line" svg:x1="29.881cm" svg:y1="10.142cm" svg:x2="32.84cm" svg:y2="10.167cm" draw:end-shape="id13" svg:d="M29881 10142l2959 25" svg:viewBox="0 0 2960 26">
          <text:p/>
        </draw:connector>
        <draw:custom-shape draw:style-name="gr35" draw:text-style-name="P1" draw:layer="layout" svg:width="7.403cm" svg:height="12.7cm" svg:x="13.279cm" svg:y="1.6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403cm" svg:height="1.189cm" svg:x="13.279cm" svg:y="1.635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2" draw:text-style-name="P29" xml:id="id17" draw:id="id17" draw:layer="layout" svg:width="7.403cm" svg:height="3.221cm" svg:x="13.282cm" svg:y="2.774cm">
          <text:p text:style-name="P21"><text:span text:style-name="T17">Database </text:span><text:span text:style-name="T10">Userinfo</text:span><text:span text:style-name="T18">;</text:span><text:span text:style-name="T18"><text:line-break/></text:span><text:span text:style-name="T17">Gui </text:span><text:span text:style-name="T10">AppGui</text:span><text:span text:style-name="T18">;</text:span><text:span text:style-name="T18"><text:line-break/></text:span><text:span text:style-name="T17">User </text:span><text:span text:style-name="T10">OperaUser</text:span><text:span text:style-name="T18">;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xml:id="id14" draw:id="id14" draw:layer="layout" svg:width="7.403cm" svg:height="8.386cm" svg:x="13.282cm" svg:y="5.949cm">
          <text:p text:style-name="P30"><text:span text:style-name="T11">Public Guifun</text:span><text:span text:style-name="T16">()</text:span></text:p>
          <text:p text:style-name="P30"><text:span text:style-name="T11"/></text:p>
          <text:p text:style-name="P21"><text:span text:style-name="T11">public static void </text:span></text:p>
          <text:p text:style-name="P21"><text:span text:style-name="T11">main</text:span><text:span text:style-name="T16">(String[] </text:span><text:span text:style-name="T16">argc)</text:span></text:p>
          <text:p text:style-name="P21"><text:span text:style-name="T16"/></text:p>
          <text:p text:style-name="P21"><text:span text:style-name="T11">private static</text:span></text:p>
          <text:p text:style-name="P21"><text:span text:style-name="T11">void Monitor</text:span><text:span text:style-name="T16">()</text:span></text:p>
          <text:p text:style-name="P21"><text:span text:style-name="T16"/></text:p>
          <text:p text:style-name="P21"><text:span text:style-name="T11">private static</text:span></text:p>
          <text:p text:style-name="P21"><text:span text:style-name="T11">boolean Appinit</text:span><text:span text:style-name="T16">()</text:span></text:p>
          <draw:enhanced-geometry svg:viewBox="0 0 21600 21600" draw:type="rectangle" draw:enhanced-path="M 0 0 L 21600 0 21600 21600 0 21600 0 0 Z N"/>
        </draw:custom-shape>
        <draw:connector draw:style-name="gr37" draw:text-style-name="P7" draw:layer="layout" draw:type="line" svg:x1="13.282cm" svg:y1="10.142cm" svg:x2="9.255cm" svg:y2="10.23cm" draw:start-shape="id14" draw:start-glue-point="3" draw:end-shape="id15" draw:end-glue-point="1" svg:d="M13282 10142l-4027 88" svg:viewBox="0 0 4028 89">
          <text:p/>
        </draw:connector>
        <draw:connector draw:style-name="gr34" draw:text-style-name="P7" draw:layer="layout" draw:type="line" svg:x1="20.685cm" svg:y1="10.142cm" svg:x2="23.494cm" svg:y2="10.142cm" draw:start-shape="id14" draw:start-glue-point="1" draw:end-shape="id16" svg:d="M20685 10142h2809" svg:viewBox="0 0 2810 1">
          <text:p/>
        </draw:connector>
        <draw:connector draw:style-name="gr38" draw:text-style-name="P7" draw:layer="layout" draw:type="line" svg:x1="20.685cm" svg:y1="4.384cm" svg:x2="32.84cm" svg:y2="4.492cm" draw:start-shape="id17" draw:start-glue-point="1" draw:end-shape="id18" draw:end-glue-point="3" svg:d="M20685 4384l12155 108" svg:viewBox="0 0 12156 1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9:32:31.616791671</meta:creation-date>
    <dc:date>2018-10-21T23:09:47.952462992</dc:date>
    <meta:editing-duration>PT1H13M52S</meta:editing-duration>
    <meta:editing-cycles>25</meta:editing-cycles>
    <meta:generator>LibreOffice/6.0.6.2$Linux_X86_64 LibreOffice_project/00m0$Build-2</meta:generator>
    <meta:document-statistic meta:object-count="68"/>
  </office:meta>
</office:document-meta>
</file>